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8pt"/>
    </style:style>
    <style:style style:name="co3" style:family="table-column">
      <style:table-column-properties fo:break-before="auto" style:column-width="300.5pt"/>
    </style:style>
    <style:style style:name="co4" style:family="table-column">
      <style:table-column-properties fo:break-before="auto" style:column-width="365.81pt"/>
    </style:style>
    <style:style style:name="co5" style:family="table-column">
      <style:table-column-properties fo:break-before="auto" style:column-width="102.61pt"/>
    </style:style>
    <style:style style:name="co6" style:family="table-column">
      <style:table-column-properties fo:break-before="auto" style:column-width="303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text-style style:name="N100">
      <number:text-content/>
    </number:text-style>
    <style:style style:name="ce1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25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pt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 style:data-style-name="N125">
      <style:table-cell-properties style:text-align-source="fix" style:repeat-content="false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2"/>
    <style:style style:name="ce8" style:family="table-cell" style:parent-style-name="Default">
      <style:text-properties style:font-name="Arial1" fo:font-size="10pt" style:font-size-asian="10pt" style:font-size-complex="10pt"/>
    </style:style>
    <style:style style:name="ce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50">
      <style:text-properties style:font-name="Arial1" fo:font-size="10pt" style:font-size-asian="10pt" style:font-size-complex="10pt"/>
    </style:style>
    <style:style style:name="ce11" style:family="table-cell" style:parent-style-name="Default" style:data-style-name="N50"/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AIDA sentenc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table:formula="of:=[$'2015'.B43]" office:value-type="float" office:value="29" calcext:value-type="float">
            <text:p>29</text:p>
          </table:table-cell>
          <table:table-cell table:formula="of:=[$'2016'.B53]" office:value-type="float" office:value="31" calcext:value-type="float">
            <text:p>31</text:p>
          </table:table-cell>
          <table:table-cell table:formula="of:=[$'2017'.B46]" office:value-type="float" office:value="30" calcext:value-type="float">
            <text:p>30</text:p>
          </table:table-cell>
          <table:table-cell table:formula="of:=SUM([.B3:.D3]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~</text:p>
          </table:table-cell>
          <table:table-cell table:formula="of:=[$'2015'.B44]" office:value-type="float" office:value="8" calcext:value-type="float">
            <text:p>8</text:p>
          </table:table-cell>
          <table:table-cell table:formula="of:=[$'2016'.B54]" office:value-type="float" office:value="17" calcext:value-type="float">
            <text:p>17</text:p>
          </table:table-cell>
          <table:table-cell table:formula="of:=[$'2017'.B47]" office:value-type="float" office:value="11" calcext:value-type="float">
            <text:p>11</text:p>
          </table:table-cell>
          <table:table-cell table:formula="of:=SUM([.B4:.D4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formula="of:=[$'2015'.B45]" office:value-type="float" office:value="0" calcext:value-type="float">
            <text:p>0</text:p>
          </table:table-cell>
          <table:table-cell table:formula="of:=[$'2016'.B55]" office:value-type="float" office:value="1" calcext:value-type="float">
            <text:p>1</text:p>
          </table:table-cell>
          <table:table-cell table:formula="of:=[$'2017'.B48]" office:value-type="float" office:value="1" calcext:value-type="float">
            <text:p>1</text:p>
          </table:table-cell>
          <table:table-cell table:formula="of:=SUM([.B5:.D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5])" office:value-type="float" office:value="37" calcext:value-type="float">
            <text:p>37</text:p>
          </table:table-cell>
          <table:table-cell table:formula="of:=SUM([.C3:.C5])" office:value-type="float" office:value="49" calcext:value-type="float">
            <text:p>49</text:p>
          </table:table-cell>
          <table:table-cell table:formula="of:=SUM([.D3:.D5])" office:value-type="float" office:value="42" calcext:value-type="float">
            <text:p>42</text:p>
          </table:table-cell>
          <table:table-cell table:formula="of:=SUM([.E3:.E5])" office:value-type="float" office:value="128" calcext:value-type="float">
            <text:p>12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AIDA sentences compared to classical text summari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table:formula="of:=[$'2015'.C43]" office:value-type="float" office:value="19" calcext:value-type="float">
            <text:p>19</text:p>
          </table:table-cell>
          <table:table-cell table:formula="of:=[$'2016'.C53]" office:value-type="float" office:value="16" calcext:value-type="float">
            <text:p>16</text:p>
          </table:table-cell>
          <table:table-cell table:formula="of:=[$'2017'.C46]" office:value-type="float" office:value="23" calcext:value-type="float">
            <text:p>23</text:p>
          </table:table-cell>
          <table:table-cell table:formula="of:=SUM([.B10:.D10]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~</text:p>
          </table:table-cell>
          <table:table-cell table:formula="of:=[$'2015'.C44]" office:value-type="float" office:value="15" calcext:value-type="float">
            <text:p>15</text:p>
          </table:table-cell>
          <table:table-cell table:formula="of:=[$'2016'.C54]" office:value-type="float" office:value="28" calcext:value-type="float">
            <text:p>28</text:p>
          </table:table-cell>
          <table:table-cell table:formula="of:=[$'2017'.C47]" office:value-type="float" office:value="19" calcext:value-type="float">
            <text:p>19</text:p>
          </table:table-cell>
          <table:table-cell table:formula="of:=SUM([.B11:.D11]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formula="of:=[$'2015'.C45]" office:value-type="float" office:value="3" calcext:value-type="float">
            <text:p>3</text:p>
          </table:table-cell>
          <table:table-cell table:formula="of:=[$'2016'.C55]" office:value-type="float" office:value="5" calcext:value-type="float">
            <text:p>5</text:p>
          </table:table-cell>
          <table:table-cell table:formula="of:=[$'2017'.C48]" office:value-type="float" office:value="0" calcext:value-type="float">
            <text:p>0</text:p>
          </table:table-cell>
          <table:table-cell table:formula="of:=SUM([.B12:.D1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0:.B12])" office:value-type="float" office:value="37" calcext:value-type="float">
            <text:p>37</text:p>
          </table:table-cell>
          <table:table-cell table:formula="of:=SUM([.C10:.C12])" office:value-type="float" office:value="49" calcext:value-type="float">
            <text:p>49</text:p>
          </table:table-cell>
          <table:table-cell table:formula="of:=SUM([.D10:.D12])" office:value-type="float" office:value="42" calcext:value-type="float">
            <text:p>42</text:p>
          </table:table-cell>
          <table:table-cell table:formula="of:=SUM([.E10:.E12])" office:value-type="float" office:value="128" calcext:value-type="float">
            <text:p>128</text:p>
          </table:table-cell>
        </table:table-row>
      </table:table>
      <table:table table:name="2015" table:style-name="ta1">
        <table:table-column table:style-name="co2" table:default-cell-style-name="ce4"/>
        <table:table-column table:style-name="co3" table:default-cell-style-name="ce3"/>
        <table:table-column table:style-name="co4" table:default-cell-style-name="ce3"/>
        <table:table-row table:style-name="ro1">
          <table:table-cell table:style-name="ce3" office:value-type="string" calcext:value-type="string">
            <text:p>Timestamp</text:p>
          </table:table-cell>
          <table:table-cell office:value-type="string" calcext:value-type="string">
            <text:p>AIDA sentences</text:p>
          </table:table-cell>
          <table:table-cell office:value-type="string" calcext:value-type="string">
            <text:p>AIDA sentences compared to classical text summaries</text:p>
          </table:table-cell>
        </table:table-row>
        <table:table-row table:style-name="ro1">
          <table:table-cell office:value-type="date" office:date-value="2015-10-05T15:14:07" calcext:value-type="date">
            <text:p>10/5/2015 15:14:07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5-10-05T16:18:33.999999" calcext:value-type="date">
            <text:p>10/5/2015 16:18:34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5-10-05T17:15:51" calcext:value-type="date">
            <text:p>10/5/2015 17:15:51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5-10-06T21:07:02" calcext:value-type="date">
            <text:p>10/6/2015 21:07:02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5-10-08T00:37:53" calcext:value-type="date">
            <text:p>10/8/2015 0:37:53</text:p>
          </table:table-cell>
          <table:table-cell office:value-type="string" calcext:value-type="string">
            <text:p>Maybe. I <text:s/>am not sure whether the AIDA sentences were helpful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5-10-11T16:23:41" calcext:value-type="date">
            <text:p>10/11/2015 16:23:41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5-10-11T18:40:27" calcext:value-type="date">
            <text:p>10/11/2015 18:40:27</text:p>
          </table:table-cell>
          <table:table-cell office:value-type="string" calcext:value-type="string">
            <text:p>Maybe. I <text:s/>am not sure whether the AIDA sentences were helpful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5-10-12T19:56:39" calcext:value-type="date">
            <text:p>10/12/2015 19:56:39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5-10-14T21:43:44" calcext:value-type="date">
            <text:p>10/14/2015 21:43:44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5-10-15T16:04:52" calcext:value-type="date">
            <text:p>10/15/2015 16:04:52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5-10-18T16:54:03" calcext:value-type="date">
            <text:p>10/18/2015 16:54:03</text:p>
          </table:table-cell>
          <table:table-cell office:value-type="string" calcext:value-type="string">
            <text:p>Maybe. I <text:s/>am not sure whether the AIDA sentences were helpful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5-10-20T21:55:01" calcext:value-type="date">
            <text:p>10/20/2015 21:55:01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5-10-22T17:11:37" calcext:value-type="date">
            <text:p>10/22/2015 17:11:37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5-10-22T17:21:55" calcext:value-type="date">
            <text:p>10/22/2015 17:21:55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5-10-22T17:53:28.000008" calcext:value-type="date">
            <text:p>10/22/2015 17:53:28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5-10-22T18:35:46" calcext:value-type="date">
            <text:p>10/22/2015 18:35:46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5-10-23T03:05:49.999999" calcext:value-type="date">
            <text:p>10/23/2015 3:05:50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5-10-23T15:51:38" calcext:value-type="date">
            <text:p>10/23/2015 15:51:38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5-10-23T21:50:22" calcext:value-type="date">
            <text:p>10/23/2015 21:50:22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less useful than classical text summaries.</text:p>
          </table:table-cell>
        </table:table-row>
        <table:table-row table:style-name="ro1">
          <table:table-cell office:value-type="date" office:date-value="2015-10-24T04:14:01" calcext:value-type="date">
            <text:p>10/24/2015 4:14:01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5-10-24T09:53:01.000002" calcext:value-type="date">
            <text:p>10/24/2015 9:53:01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5-10-24T10:41:47" calcext:value-type="date">
            <text:p>10/24/2015 10:41:47</text:p>
          </table:table-cell>
          <table:table-cell office:value-type="string" calcext:value-type="string">
            <text:p>Maybe. I <text:s/>am not sure whether the AIDA sentences were helpful</text:p>
          </table:table-cell>
          <table:table-cell office:value-type="string" calcext:value-type="string">
            <text:p>I found the AIDA sentences to be less useful than classical text summaries.</text:p>
          </table:table-cell>
        </table:table-row>
        <table:table-row table:style-name="ro1">
          <table:table-cell office:value-type="date" office:date-value="2015-10-24T17:02:20" calcext:value-type="date">
            <text:p>10/24/2015 17:02:20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5-10-25T12:36:40" calcext:value-type="date">
            <text:p>10/25/2015 12:36:40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5-10-25T19:12:49" calcext:value-type="date">
            <text:p>10/25/2015 19:12:49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5-10-25T19:58:05" calcext:value-type="date">
            <text:p>10/25/2015 19:58:05</text:p>
          </table:table-cell>
          <table:table-cell office:value-type="string" calcext:value-type="string">
            <text:p>Maybe. I <text:s/>am not sure whether the AIDA sentences were helpful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5-10-26T00:01:49" calcext:value-type="date">
            <text:p>10/26/2015 0:01:49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5-10-27T11:50:45" calcext:value-type="date">
            <text:p>10/27/2015 11:50:45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less useful than classical text summaries.</text:p>
          </table:table-cell>
        </table:table-row>
        <table:table-row table:style-name="ro1">
          <table:table-cell office:value-type="date" office:date-value="2015-10-27T14:09:04" calcext:value-type="date">
            <text:p>10/27/2015 14:09:04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5-10-27T15:20:51" calcext:value-type="date">
            <text:p>10/27/2015 15:20:51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2">
          <table:table-cell table:style-name="ce5" office:value-type="string" calcext:value-type="string">
            <text:p>10/29/2015 6:16:46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2">
          <table:table-cell table:style-name="ce5" office:value-type="string" calcext:value-type="string">
            <text:p>10/29/2015 9:30:49</text:p>
          </table:table-cell>
          <table:table-cell office:value-type="string" calcext:value-type="string">
            <text:p>Maybe. I <text:s/>am not sure whether the AIDA sentences were helpful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2">
          <table:table-cell table:style-name="ce5" office:value-type="string" calcext:value-type="string">
            <text:p>10/29/2015 11:27:01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2">
          <table:table-cell table:style-name="ce5" office:value-type="string" calcext:value-type="string">
            <text:p>10/30/2015 13:24:47</text:p>
          </table:table-cell>
          <table:table-cell office:value-type="string" calcext:value-type="string">
            <text:p>Maybe. I <text:s/>am not sure whether the AIDA sentences were helpful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2">
          <table:table-cell table:style-name="ce5" office:value-type="string" calcext:value-type="string">
            <text:p>11/3/2015 11:18:23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2">
          <table:table-cell table:style-name="ce5" office:value-type="string" calcext:value-type="string">
            <text:p>11/4/2015 19:49:17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table:style-name="ce6" office:value-type="date" office:date-value="2015-11-11T11:49:05" calcext:value-type="date">
            <text:p>11/11/2015 11:49:05</text:p>
          </table:table-cell>
          <table:table-cell office:value-type="string" calcext:value-type="string">
            <text:p>Maybe. I <text:s/>am not sure whether the AIDA sentences were helpful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table:style-name="ce2"/>
          <table:table-cell table:style-name="Default" table:number-columns-repeated="2"/>
        </table:table-row>
        <table:table-row table:style-name="ro1" table:number-rows-repeated="3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+</text:p>
          </table:table-cell>
          <table:table-cell table:style-name="Default" table:formula="of:=COUNTIF([.B2:.B39];&quot;Yes, the AIDA sentences were helpful.&quot;)" office:value-type="float" office:value="29" calcext:value-type="float">
            <text:p>29</text:p>
          </table:table-cell>
          <table:table-cell table:style-name="Default" table:formula="of:=COUNTIF([.C2:.C39];&quot;I found the AIDA sentences to be more useful than classical text summaries.&quot;)"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~</text:p>
          </table:table-cell>
          <table:table-cell table:style-name="Default" table:formula="of:=COUNTIF([.B2:.B39];&quot;Maybe. I  am not sure whether the AIDA sentences were helpful&quot;)" office:value-type="float" office:value="8" calcext:value-type="float">
            <text:p>8</text:p>
          </table:table-cell>
          <table:table-cell table:style-name="Default" table:formula="of:=COUNTIF([.C2:.C39];&quot;I found the AIDA sentences to be about as useful as classical text summaries.&quot;)" office:value-type="float" office:value="15" calcext:value-type="float">
            <text:p>15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style-name="Default" table:formula="of:=COUNTIF([.B2:.B39];&quot;No, the AIDA sentences were not helpful.&quot;)" office:value-type="float" office:value="0" calcext:value-type="float">
            <text:p>0</text:p>
          </table:table-cell>
          <table:table-cell table:style-name="Default" table:formula="of:=COUNTIF([.C2:.C39];&quot;I found the AIDA sentences to be less useful than classical text summaries.&quot;)"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total:</text:p>
          </table:table-cell>
          <table:table-cell table:style-name="Default" table:formula="of:=SUM([.B43:.B45])" office:value-type="float" office:value="37" calcext:value-type="float">
            <text:p>37</text:p>
          </table:table-cell>
          <table:table-cell table:style-name="Default" table:formula="of:=SUM([.C43:.C45])" office:value-type="float" office:value="37" calcext:value-type="float">
            <text:p>37</text:p>
          </table:table-cell>
        </table:table-row>
        <table:table-row table:style-name="ro1">
          <table:table-cell table:style-name="ce7" office:value-type="string" calcext:value-type="string">
            <text:p>average:</text:p>
          </table:table-cell>
          <table:table-cell table:style-name="ce7" table:formula="of:=(2*[.B43]+[.B44])/[.B47]" office:value-type="float" office:value="1.78378378378378" calcext:value-type="float">
            <text:p>1.78</text:p>
          </table:table-cell>
          <table:table-cell table:style-name="ce7" table:formula="of:=(2*[.C43]+[.C44])/[.C47]" office:value-type="float" office:value="1.43243243243243" calcext:value-type="float">
            <text:p>1.43</text:p>
          </table:table-cell>
        </table:table-row>
      </table:table>
      <table:table table:name="2016" table:style-name="ta1">
        <table:table-column table:style-name="co5" table:default-cell-style-name="ce9"/>
        <table:table-column table:style-name="co6" table:default-cell-style-name="ce12"/>
        <table:table-column table:style-name="co4" table:default-cell-style-name="ce12"/>
        <table:table-row table:style-name="ro1">
          <table:table-cell table:style-name="ce8" office:value-type="string" calcext:value-type="string">
            <text:p>Timestamp</text:p>
          </table:table-cell>
          <table:table-cell table:style-name="ce8" office:value-type="string" calcext:value-type="string">
            <text:p>AIDA sentences</text:p>
          </table:table-cell>
          <table:table-cell table:style-name="ce8" office:value-type="string" calcext:value-type="string">
            <text:p>AIDA sentences compared to classical text summaries</text:p>
          </table:table-cell>
        </table:table-row>
        <table:table-row table:style-name="ro1">
          <table:table-cell office:value-type="date" office:date-value="2016-10-13T15:19:38" calcext:value-type="date">
            <text:p>10/13/2016 15:19:38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0-13T18:40:22" calcext:value-type="date">
            <text:p>10/13/2016 18:40:22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0-15T10:10:44" calcext:value-type="date">
            <text:p>10/15/2016 10:10:44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0-15T10:37:28" calcext:value-type="date">
            <text:p>10/15/2016 10:37:28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0-15T10:40:46" calcext:value-type="date">
            <text:p>10/15/2016 10:40:46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0-17T15:50:21" calcext:value-type="date">
            <text:p>10/17/2016 15:50:21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0-17T22:19:08" calcext:value-type="date">
            <text:p>10/17/2016 22:19:08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0-21T12:14:22" calcext:value-type="date">
            <text:p>10/21/2016 12:14:22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6-10-21T12:25:38" calcext:value-type="date">
            <text:p>10/21/2016 12:25:38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6-10-22T12:04:19" calcext:value-type="date">
            <text:p>10/22/2016 12:04:19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0-22T18:08:19" calcext:value-type="date">
            <text:p>10/22/2016 18:08:19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0-23T14:57:49" calcext:value-type="date">
            <text:p>10/23/2016 14:57:49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6-10-23T16:40:46" calcext:value-type="date">
            <text:p>10/23/2016 16:40:46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less useful than classical text summaries.</text:p>
          </table:table-cell>
        </table:table-row>
        <table:table-row table:style-name="ro1">
          <table:table-cell office:value-type="date" office:date-value="2016-10-23T17:55:25" calcext:value-type="date">
            <text:p>10/23/2016 17:55:25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0-25T15:21:11" calcext:value-type="date">
            <text:p>10/25/2016 15:21:11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less useful than classical text summaries.</text:p>
          </table:table-cell>
        </table:table-row>
        <table:table-row table:style-name="ro1">
          <table:table-cell office:value-type="date" office:date-value="2016-10-25T20:34:32" calcext:value-type="date">
            <text:p>10/25/2016 20:34:32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6-10-26T14:18:32" calcext:value-type="date">
            <text:p>10/26/2016 14:18:32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6-10-27T09:23:36" calcext:value-type="date">
            <text:p>10/27/2016 9:23:36</text:p>
          </table:table-cell>
          <table:table-cell office:value-type="string" calcext:value-type="string">
            <text:p>No, the AIDA sentences were not helpful.</text:p>
          </table:table-cell>
          <table:table-cell office:value-type="string" calcext:value-type="string">
            <text:p>I found the AIDA sentences to be less useful than classical text summaries.</text:p>
          </table:table-cell>
        </table:table-row>
        <table:table-row table:style-name="ro1">
          <table:table-cell office:value-type="date" office:date-value="2016-10-27T09:53:00" calcext:value-type="date">
            <text:p>10/27/2016 9:53:00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6-10-27T18:49:37" calcext:value-type="date">
            <text:p>10/27/2016 18:49:37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0-27T18:59:25" calcext:value-type="date">
            <text:p>10/27/2016 18:59:25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0-29T15:15:43" calcext:value-type="date">
            <text:p>10/29/2016 15:15:43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6-10-30T21:54:54" calcext:value-type="date">
            <text:p>10/30/2016 21:54:54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6-10-30T22:26:15" calcext:value-type="date">
            <text:p>10/30/2016 22:26:15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1-01T13:42:01" calcext:value-type="date">
            <text:p>11/1/2016 13:42:01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6-11-03T05:46:50" calcext:value-type="date">
            <text:p>11/3/2016 5:46:50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6-11-06T11:49:19" calcext:value-type="date">
            <text:p>11/6/2016 11:49:19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1-07T12:24:32" calcext:value-type="date">
            <text:p>11/7/2016 12:24:32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6-11-09T17:24:17.000001" calcext:value-type="date">
            <text:p>11/9/2016 17:24:17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1-09T17:43:15" calcext:value-type="date">
            <text:p>11/9/2016 17:43:15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1-09T20:54:27" calcext:value-type="date">
            <text:p>11/9/2016 20:54:27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1-09T21:53:51" calcext:value-type="date">
            <text:p>11/9/2016 21:53:51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less useful than classical text summaries.</text:p>
          </table:table-cell>
        </table:table-row>
        <table:table-row table:style-name="ro1">
          <table:table-cell office:value-type="date" office:date-value="2016-11-10T13:00:30.999999" calcext:value-type="date">
            <text:p>11/10/2016 13:00:31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1-10T13:00:49" calcext:value-type="date">
            <text:p>11/10/2016 13:00:49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6-11-10T15:26:00" calcext:value-type="date">
            <text:p>11/10/2016 15:26:00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table:style-name="ce10" office:value-type="date" office:date-value="2016-11-11T09:55:43" calcext:value-type="date">
            <text:p>11/11/16 09:55 AM</text:p>
          </table:table-cell>
          <table:table-cell table:style-name="ce8" office:value-type="string" calcext:value-type="string">
            <text:p>Maybe. I <text:s/>am not sure whether the AIDA sentences were helpful.</text:p>
          </table:table-cell>
          <table:table-cell table:style-name="ce8"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table:style-name="ce10" office:value-type="date" office:date-value="2016-11-11T09:57:44" calcext:value-type="date">
            <text:p>11/11/16 09:57 AM</text:p>
          </table:table-cell>
          <table:table-cell table:style-name="ce8" office:value-type="string" calcext:value-type="string">
            <text:p>Yes, the AIDA sentences were helpful.</text:p>
          </table:table-cell>
          <table:table-cell table:style-name="ce8"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table:style-name="ce10" office:value-type="date" office:date-value="2016-11-11T10:06:40" calcext:value-type="date">
            <text:p>11/11/16 10:06 AM</text:p>
          </table:table-cell>
          <table:table-cell table:style-name="ce8" office:value-type="string" calcext:value-type="string">
            <text:p>Yes, the AIDA sentences were helpful.</text:p>
          </table:table-cell>
          <table:table-cell table:style-name="ce8"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table:style-name="ce10" office:value-type="date" office:date-value="2016-11-11T10:08:28" calcext:value-type="date">
            <text:p>11/11/16 10:08 AM</text:p>
          </table:table-cell>
          <table:table-cell table:style-name="ce8" office:value-type="string" calcext:value-type="string">
            <text:p>Maybe. I <text:s/>am not sure whether the AIDA sentences were helpful.</text:p>
          </table:table-cell>
          <table:table-cell table:style-name="ce8"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table:style-name="ce10" office:value-type="date" office:date-value="2016-11-11T10:13:15" calcext:value-type="date">
            <text:p>11/11/16 10:13 AM</text:p>
          </table:table-cell>
          <table:table-cell table:style-name="ce8" office:value-type="string" calcext:value-type="string">
            <text:p>Yes, the AIDA sentences were helpful.</text:p>
          </table:table-cell>
          <table:table-cell table:style-name="ce8"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table:style-name="ce10" office:value-type="date" office:date-value="2016-11-11T10:38:00" calcext:value-type="date">
            <text:p>11/11/16 10:38 AM</text:p>
          </table:table-cell>
          <table:table-cell table:style-name="ce8" office:value-type="string" calcext:value-type="string">
            <text:p>Yes, the AIDA sentences were helpful.</text:p>
          </table:table-cell>
          <table:table-cell table:style-name="ce8"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table:style-name="ce10" office:value-type="date" office:date-value="2016-11-11T11:08:29" calcext:value-type="date">
            <text:p>11/11/16 11:08 AM</text:p>
          </table:table-cell>
          <table:table-cell table:style-name="ce8" office:value-type="string" calcext:value-type="string">
            <text:p>Yes, the AIDA sentences were helpful.</text:p>
          </table:table-cell>
          <table:table-cell table:style-name="ce8"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table:style-name="ce10" office:value-type="date" office:date-value="2016-11-11T13:39:36" calcext:value-type="date">
            <text:p>11/11/16 01:39 PM</text:p>
          </table:table-cell>
          <table:table-cell table:style-name="ce8" office:value-type="string" calcext:value-type="string">
            <text:p>Maybe. I <text:s/>am not sure whether the AIDA sentences were helpful.</text:p>
          </table:table-cell>
          <table:table-cell table:style-name="ce8"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table:style-name="ce10" office:value-type="date" office:date-value="2016-11-11T17:08:34" calcext:value-type="date">
            <text:p>11/11/16 05:08 PM</text:p>
          </table:table-cell>
          <table:table-cell table:style-name="ce8" office:value-type="string" calcext:value-type="string">
            <text:p>Yes, the AIDA sentences were helpful.</text:p>
          </table:table-cell>
          <table:table-cell table:style-name="ce8"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table:style-name="ce10" office:value-type="date" office:date-value="2016-11-11T18:49:07" calcext:value-type="date">
            <text:p>11/11/16 06:49 PM</text:p>
          </table:table-cell>
          <table:table-cell table:style-name="ce8" office:value-type="string" calcext:value-type="string">
            <text:p>Yes, the AIDA sentences were helpful.</text:p>
          </table:table-cell>
          <table:table-cell table:style-name="ce8"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table:style-name="ce10" office:value-type="date" office:date-value="2016-11-12T09:34:38.999999" calcext:value-type="date">
            <text:p>11/12/16 09:34 AM</text:p>
          </table:table-cell>
          <table:table-cell table:style-name="ce8" office:value-type="string" calcext:value-type="string">
            <text:p>Maybe. I <text:s/>am not sure whether the AIDA sentences were helpful.</text:p>
          </table:table-cell>
          <table:table-cell table:style-name="ce8" office:value-type="string" calcext:value-type="string">
            <text:p>I found the AIDA sentences to be less useful than classical text summaries.</text:p>
          </table:table-cell>
        </table:table-row>
        <table:table-row table:style-name="ro1">
          <table:table-cell table:style-name="ce10" office:value-type="date" office:date-value="2016-11-13T15:17:23" calcext:value-type="date">
            <text:p>11/13/16 03:17 PM</text:p>
          </table:table-cell>
          <table:table-cell table:style-name="ce8" office:value-type="string" calcext:value-type="string">
            <text:p>Yes, the AIDA sentences were helpful.</text:p>
          </table:table-cell>
          <table:table-cell table:style-name="ce8"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table:style-name="ce10" office:value-type="date" office:date-value="2016-11-14T15:15:16" calcext:value-type="date">
            <text:p>11/14/16 03:15 PM</text:p>
          </table:table-cell>
          <table:table-cell table:style-name="ce8" office:value-type="string" calcext:value-type="string">
            <text:p>Maybe. I <text:s/>am not sure whether the AIDA sentences were helpful.</text:p>
          </table:table-cell>
          <table:table-cell table:style-name="ce8"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table:style-name="ce11" office:value-type="date" office:date-value="2016-11-16T02:18:29" calcext:value-type="date">
            <text:p>11/16/16 02:18 AM</text:p>
          </table:table-cell>
          <table:table-cell table:style-name="Default" office:value-type="string" calcext:value-type="string">
            <text:p>Maybe. I <text:s/>am not sure whether the AIDA sentences were helpful.</text:p>
          </table:table-cell>
          <table:table-cell table:style-name="Default" office:value-type="string" calcext:value-type="string">
            <text:p>I found the AIDA sentences to be more useful than classical text summaries.</text:p>
          </table:table-cell>
        </table:table-row>
        <table:table-row table:style-name="ro1" table:number-rows-repeated="2">
          <table:table-cell table:style-name="ce8" table:number-columns-repeated="3"/>
        </table:table-row>
        <table:table-row table:style-name="ro1">
          <table:table-cell table:style-name="Default" office:value-type="string" calcext:value-type="string">
            <text:p>+</text:p>
          </table:table-cell>
          <table:table-cell table:style-name="Default" table:formula="of:=COUNTIF([.B2:.B51];&quot;Yes, the AIDA sentences were helpful.&quot;)" office:value-type="float" office:value="31" calcext:value-type="float">
            <text:p>31</text:p>
          </table:table-cell>
          <table:table-cell table:style-name="ce8" table:formula="of:=COUNTIF([.C2:.C51];&quot;I found the AIDA sentences to be more useful than classical text summaries.&quot;)" office:value-type="float" office:value="16" calcext:value-type="float">
            <text:p>16</text:p>
          </table:table-cell>
        </table:table-row>
        <table:table-row table:style-name="ro1">
          <table:table-cell table:style-name="Default" office:value-type="string" calcext:value-type="string">
            <text:p>~</text:p>
          </table:table-cell>
          <table:table-cell table:style-name="Default" table:formula="of:=COUNTIF([.B2:.B51];&quot;Maybe. I  am not sure whether the AIDA sentences were helpful.&quot;)" office:value-type="float" office:value="17" calcext:value-type="float">
            <text:p>17</text:p>
          </table:table-cell>
          <table:table-cell table:style-name="ce8" table:formula="of:=COUNTIF([.C2:.C51];&quot;I found the AIDA sentences to be about as useful as classical text summaries.&quot;)" office:value-type="float" office:value="28" calcext:value-type="float">
            <text:p>28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style-name="Default" table:formula="of:=COUNTIF([.B2:.B51];&quot;No, the AIDA sentences were not helpful.&quot;)" office:value-type="float" office:value="1" calcext:value-type="float">
            <text:p>1</text:p>
          </table:table-cell>
          <table:table-cell table:style-name="ce8" table:formula="of:=COUNTIF([.C2:.C51];&quot;I found the AIDA sentences to be less useful than classical text summaries.&quot;)"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2"/>
          <table:table-cell table:style-name="ce8"/>
        </table:table-row>
        <table:table-row table:style-name="ro1">
          <table:table-cell table:style-name="Default" office:value-type="string" calcext:value-type="string">
            <text:p>total:</text:p>
          </table:table-cell>
          <table:table-cell table:style-name="Default" table:formula="of:=SUM([.B53:.B55])" office:value-type="float" office:value="49" calcext:value-type="float">
            <text:p>49</text:p>
          </table:table-cell>
          <table:table-cell table:style-name="Default" table:formula="of:=SUM([.C53:.C55])" office:value-type="float" office:value="49" calcext:value-type="float">
            <text:p>49</text:p>
          </table:table-cell>
        </table:table-row>
        <table:table-row table:style-name="ro1">
          <table:table-cell table:style-name="ce7" office:value-type="string" calcext:value-type="string">
            <text:p>average:</text:p>
          </table:table-cell>
          <table:table-cell table:style-name="ce7" table:formula="of:=(2*[.B53]+[.B54])/[.B57]" office:value-type="float" office:value="1.61224489795918" calcext:value-type="float">
            <text:p>1.61</text:p>
          </table:table-cell>
          <table:table-cell table:style-name="ce7" table:formula="of:=(2*[.C53]+[.C54])/[.C57]" office:value-type="float" office:value="1.22448979591837" calcext:value-type="float">
            <text:p>1.22</text:p>
          </table:table-cell>
        </table:table-row>
      </table:table>
      <table:table table:name="2017" table:style-name="ta1">
        <table:table-column table:style-name="co5" table:default-cell-style-name="ce9"/>
        <table:table-column table:style-name="co6" table:default-cell-style-name="ce12"/>
        <table:table-column table:style-name="co4" table:default-cell-style-name="ce12"/>
        <table:table-row table:style-name="ro1">
          <table:table-cell table:style-name="ce8" office:value-type="string" calcext:value-type="string">
            <text:p>Timestamp</text:p>
          </table:table-cell>
          <table:table-cell table:style-name="ce8" office:value-type="string" calcext:value-type="string">
            <text:p>AIDA sentences</text:p>
          </table:table-cell>
          <table:table-cell table:style-name="ce8" office:value-type="string" calcext:value-type="string">
            <text:p>AIDA sentences compared to classical text summaries</text:p>
          </table:table-cell>
        </table:table-row>
        <table:table-row table:style-name="ro1">
          <table:table-cell office:value-type="date" office:date-value="2017-10-17T17:37:09.696" calcext:value-type="date">
            <text:p>10/17/2017 17:37:10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19T10:32:57.483" calcext:value-type="date">
            <text:p>10/19/2017 10:32:57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19T12:03:47.975" calcext:value-type="date">
            <text:p>10/19/2017 12:03:48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0-19T12:03:53.409" calcext:value-type="date">
            <text:p>10/19/2017 12:03:53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19T12:04:44.104001" calcext:value-type="date">
            <text:p>10/19/2017 12:04:44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19T12:05:06.289" calcext:value-type="date">
            <text:p>10/19/2017 12:05:06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0-19T12:06:57.811" calcext:value-type="date">
            <text:p>10/19/2017 12:06:58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0-19T12:08:01.165" calcext:value-type="date">
            <text:p>10/19/2017 12:08:01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19T12:10:12.054" calcext:value-type="date">
            <text:p>10/19/2017 12:10:12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0-19T12:13:18.333" calcext:value-type="date">
            <text:p>10/19/2017 12:13:18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19T12:13:38.236" calcext:value-type="date">
            <text:p>10/19/2017 12:13:38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19T12:14:25.26" calcext:value-type="date">
            <text:p>10/19/2017 12:14:25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0-19T12:14:28.713001" calcext:value-type="date">
            <text:p>10/19/2017 12:14:29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0-19T12:14:57.499001" calcext:value-type="date">
            <text:p>10/19/2017 12:14:57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19T12:15:00.096" calcext:value-type="date">
            <text:p>10/19/2017 12:15:00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19T12:22:13.854" calcext:value-type="date">
            <text:p>10/19/2017 12:22:14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0-19T12:22:14.996" calcext:value-type="date">
            <text:p>10/19/2017 12:22:15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0-19T14:56:42.767" calcext:value-type="date">
            <text:p>10/19/2017 14:56:43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20T09:12:50.889" calcext:value-type="date">
            <text:p>10/20/2017 9:12:51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0-20T09:47:42.068" calcext:value-type="date">
            <text:p>10/20/2017 9:47:42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20T11:47:22.098" calcext:value-type="date">
            <text:p>10/20/2017 11:47:22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20T16:27:09.056" calcext:value-type="date">
            <text:p>10/20/2017 16:27:09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23T09:00:24.312" calcext:value-type="date">
            <text:p>10/23/2017 9:00:24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25T11:40:22.908001" calcext:value-type="date">
            <text:p>10/25/2017 11:40:23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26T15:48:29.304" calcext:value-type="date">
            <text:p>10/26/2017 15:48:29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28T10:58:48.696" calcext:value-type="date">
            <text:p>10/28/2017 10:58:49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28T22:23:28.017" calcext:value-type="date">
            <text:p>10/28/2017 22:23:28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0-29T17:16:12.489" calcext:value-type="date">
            <text:p>10/29/2017 17:16:12</text:p>
          </table:table-cell>
          <table:table-cell office:value-type="string" calcext:value-type="string">
            <text:p>No, the AIDA sentences were not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0-30T18:22:21.97" calcext:value-type="date">
            <text:p>10/30/2017 18:22:22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0-31T15:51:09.07" calcext:value-type="date">
            <text:p>10/31/2017 15:51:09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1-01T16:12:28.228" calcext:value-type="date">
            <text:p>11/1/2017 16:12:28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1-01T18:29:58.055" calcext:value-type="date">
            <text:p>11/1/2017 18:29:58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1-01T20:17:21.568" calcext:value-type="date">
            <text:p>11/1/2017 20:17:22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1-01T20:58:10.023" calcext:value-type="date">
            <text:p>11/1/2017 20:58:10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1-01T22:46:23.428" calcext:value-type="date">
            <text:p>11/1/2017 22:46:23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1-02T12:34:28.651" calcext:value-type="date">
            <text:p>11/2/2017 12:34:29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1-02T13:41:07.392" calcext:value-type="date">
            <text:p>11/2/2017 13:41:07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1-02T17:16:03.014" calcext:value-type="date">
            <text:p>11/2/2017 17:16:03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1-02T20:24:37.577" calcext:value-type="date">
            <text:p>11/2/2017 20:24:38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>
          <table:table-cell office:value-type="date" office:date-value="2017-11-03T09:13:33.356" calcext:value-type="date">
            <text:p>11/3/2017 9:13:33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1-03T14:00:57.014" calcext:value-type="date">
            <text:p>11/3/2017 14:00:57</text:p>
          </table:table-cell>
          <table:table-cell office:value-type="string" calcext:value-type="string">
            <text:p>Maybe. I <text:s/>am not sure whether the AIDA sentences were helpful.</text:p>
          </table:table-cell>
          <table:table-cell office:value-type="string" calcext:value-type="string">
            <text:p>I found the AIDA sentences to be more useful than classical text summaries.</text:p>
          </table:table-cell>
        </table:table-row>
        <table:table-row table:style-name="ro1">
          <table:table-cell office:value-type="date" office:date-value="2017-11-03T22:26:28.557" calcext:value-type="date">
            <text:p>11/3/2017 22:26:29</text:p>
          </table:table-cell>
          <table:table-cell office:value-type="string" calcext:value-type="string">
            <text:p>Yes, the AIDA sentences were helpful.</text:p>
          </table:table-cell>
          <table:table-cell office:value-type="string" calcext:value-type="string">
            <text:p>I found the AIDA sentences to be about as useful as classical text summaries.</text:p>
          </table:table-cell>
        </table:table-row>
        <table:table-row table:style-name="ro1" table:number-rows-repeated="2">
          <table:table-cell table:style-name="ce8" table:number-columns-repeated="3"/>
        </table:table-row>
        <table:table-row table:style-name="ro1">
          <table:table-cell table:style-name="Default" office:value-type="string" calcext:value-type="string">
            <text:p>+</text:p>
          </table:table-cell>
          <table:table-cell table:style-name="Default" table:formula="of:=COUNTIF([.B2:.B44];&quot;Yes, the AIDA sentences were helpful.&quot;)" office:value-type="float" office:value="30" calcext:value-type="float">
            <text:p>30</text:p>
          </table:table-cell>
          <table:table-cell table:style-name="ce8" table:formula="of:=COUNTIF([.C2:.C44];&quot;I found the AIDA sentences to be more useful than classical text summaries.&quot;)" office:value-type="float" office:value="23" calcext:value-type="float">
            <text:p>23</text:p>
          </table:table-cell>
        </table:table-row>
        <table:table-row table:style-name="ro1">
          <table:table-cell table:style-name="Default" office:value-type="string" calcext:value-type="string">
            <text:p>~</text:p>
          </table:table-cell>
          <table:table-cell table:style-name="Default" table:formula="of:=COUNTIF([.B2:.B44];&quot;Maybe. I  am not sure whether the AIDA sentences were helpful.&quot;)" office:value-type="float" office:value="11" calcext:value-type="float">
            <text:p>11</text:p>
          </table:table-cell>
          <table:table-cell table:style-name="ce8" table:formula="of:=COUNTIF([.C2:.C44];&quot;I found the AIDA sentences to be about as useful as classical text summaries.&quot;)"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style-name="Default" table:formula="of:=COUNTIF([.B2:.B44];&quot;No, the AIDA sentences were not helpful.&quot;)" office:value-type="float" office:value="1" calcext:value-type="float">
            <text:p>1</text:p>
          </table:table-cell>
          <table:table-cell table:style-name="ce8" table:formula="of:=COUNTIF([.C2:.C44];&quot;I found the AIDA sentences to be less useful than classical text summaries.&quot;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style-name="ce8"/>
        </table:table-row>
        <table:table-row table:style-name="ro1">
          <table:table-cell table:style-name="Default" office:value-type="string" calcext:value-type="string">
            <text:p>total:</text:p>
          </table:table-cell>
          <table:table-cell table:style-name="Default" table:formula="of:=SUM([.B46:.B48])" office:value-type="float" office:value="42" calcext:value-type="float">
            <text:p>42</text:p>
          </table:table-cell>
          <table:table-cell table:style-name="Default" table:formula="of:=SUM([.C46:.C48])" office:value-type="float" office:value="42" calcext:value-type="float">
            <text:p>42</text:p>
          </table:table-cell>
        </table:table-row>
        <table:table-row table:style-name="ro1">
          <table:table-cell table:style-name="ce7" office:value-type="string" calcext:value-type="string">
            <text:p>average:</text:p>
          </table:table-cell>
          <table:table-cell table:style-name="ce7" table:formula="of:=(2*[.B46]+[.B47])/[.B50]" office:value-type="float" office:value="1.69047619047619" calcext:value-type="float">
            <text:p>1.69</text:p>
          </table:table-cell>
          <table:table-cell table:style-name="ce7" table:formula="of:=(2*[.C46]+[.C47])/[.C50]" office:value-type="float" office:value="1.54761904761905" calcext:value-type="float">
            <text:p>1.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1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1P2" style:volatile="true">
      <number:currency-symbol>$</number:currency-symbol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23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23P2" style:volatile="true">
      <number:currency-symbol>$</number:currency-symbol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time-style style:name="N130">
      <number:minutes number:style="long"/>
      <number:text>:</number:text>
      <number:seconds number:style="long"/>
      <number:text>.</number:text>
    </number:tim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bias Kuhn</meta:initial-creator>
    <meta:creation-date>2018-04-18T07:49:13.866807217</meta:creation-date>
    <dc:date>2018-04-18T07:58:47.417367366</dc:date>
    <dc:creator>Tobias Kuhn</dc:creator>
    <meta:editing-duration>PT9M33S</meta:editing-duration>
    <meta:editing-cycles>2</meta:editing-cycles>
    <meta:generator>LibreOffice/5.4.6.2$Linux_X86_64 LibreOffice_project/40m0$Build-2</meta:generator>
    <meta:document-statistic meta:table-count="4" meta:cell-count="488" meta:object-count="0"/>
  </office:meta>
</office:document-meta>
</file>